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 style:font-name-asian="Ari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style:font-name-asian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"/>
    </style:style>
    <style:style style:name="ce4" style:family="table-cell" style:parent-style-name="Default" style:data-style-name="N2">
      <style:text-properties style:font-name="Arial" style:font-name-asian="Arial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  <table:table-cell table:style-name="ce3" office:value-type="string" calcext:value-type="string" table:number-columns-spanned="2" table:number-rows-spanned="1">
            <text:p>Memory</text:p>
          </table:table-cell>
          <table:covered-table-cell/>
          <table:table-cell/>
          <table:table-cell office:value-type="string" calcext:value-type="string">
            <text:p>Qiita投稿用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(Time)</text:p>
          </table:table-cell>
          <table:table-cell office:value-type="string" calcext:value-type="string">
            <text:p>AssetBundle(Time)</text:p>
          </table:table-cell>
          <table:table-cell office:value-type="string" calcext:value-type="string">
            <text:p>Original(Memory)</text:p>
          </table:table-cell>
          <table:table-cell office:value-type="string" calcext:value-type="string">
            <text:p>AssetBundle(Memory)</text:p>
          </table:table-cell>
          <table:table-cell/>
          <table:table-cell table:formula="of:=CONCATENATE(&quot;| &quot;;[.B3];&quot; | &quot;;[.C3];&quot; | &quot;;[.D3];&quot; | &quot;;[.E3];&quot; | &quot;;[.F3];&quot; |&quot;)" office:value-type="string" office:string-value="|  | Original(Time) | AssetBundle(Time) | Original(Memory) | AssetBundle(Memory) |" calcext:value-type="string">
            <text:p>| <text:s/>| Original(Time) | AssetBundle(Time) | Original(Memory) | AssetBundle(Memory) |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;[.E4];&quot;|&quot;;[.F4];&quot;|&quot;)" office:value-type="string" office:string-value="|--:|--:|--:|--:|--:|" calcext:value-type="string">
            <text:p>|--:|--: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1951" calcext:value-type="float">
            <text:p>1951</text:p>
          </table:table-cell>
          <table:table-cell office:value-type="float" office:value="3486585" calcext:value-type="float">
            <text:p>3486585</text:p>
          </table:table-cell>
          <table:table-cell office:value-type="float" office:value="5957822" calcext:value-type="float">
            <text:p>5957822</text:p>
          </table:table-cell>
          <table:table-cell/>
          <table:table-cell table:formula="of:=CONCATENATE(&quot;| &quot;;TEXT([.B5];&quot;#,#0&quot;);&quot; | &quot;;TEXT([.C5];&quot;#,#0&quot;);&quot; | &quot;;TEXT([.D5];&quot;#,#0&quot;);&quot; | &quot;;TEXT([.E5];&quot;#,#0&quot;);&quot; | &quot;;TEXT([.F5];&quot;#,#0&quot;);&quot; |&quot;)" office:value-type="string" office:string-value="| 1 | 1,384 | 1,951 | 3,486,585 | 5,957,822 |" calcext:value-type="string">
            <text:p>| 1 | 1,384 | 1,951 | 3,486,585 | 5,957,822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office:value-type="float" office:value="781" calcext:value-type="float">
            <text:p>781</text:p>
          </table:table-cell>
          <table:table-cell office:value-type="float" office:value="3492287" calcext:value-type="float">
            <text:p>3492287</text:p>
          </table:table-cell>
          <table:table-cell office:value-type="float" office:value="5879915" calcext:value-type="float">
            <text:p>5879915</text:p>
          </table:table-cell>
          <table:table-cell/>
          <table:table-cell table:formula="of:=CONCATENATE(&quot;| &quot;;TEXT([.B6];&quot;#,#0&quot;);&quot; | &quot;;TEXT([.C6];&quot;#,#0&quot;);&quot; | &quot;;TEXT([.D6];&quot;#,#0&quot;);&quot; | &quot;;TEXT([.E6];&quot;#,#0&quot;);&quot; | &quot;;TEXT([.F6];&quot;#,#0&quot;);&quot; |&quot;)" office:value-type="string" office:string-value="| 2 | 635 | 781 | 3,492,287 | 5,879,915 |" calcext:value-type="string">
            <text:p>| 2 | 635 | 781 | 3,492,287 | 5,879,915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3495289" calcext:value-type="float">
            <text:p>3495289</text:p>
          </table:table-cell>
          <table:table-cell office:value-type="float" office:value="5888042" calcext:value-type="float">
            <text:p>5888042</text:p>
          </table:table-cell>
          <table:table-cell/>
          <table:table-cell table:formula="of:=CONCATENATE(&quot;| &quot;;TEXT([.B7];&quot;#,#0&quot;);&quot; | &quot;;TEXT([.C7];&quot;#,#0&quot;);&quot; | &quot;;TEXT([.D7];&quot;#,#0&quot;);&quot; | &quot;;TEXT([.E7];&quot;#,#0&quot;);&quot; | &quot;;TEXT([.F7];&quot;#,#0&quot;);&quot; |&quot;)" office:value-type="string" office:string-value="| 3 | 685 | 712 | 3,495,289 | 5,888,042 |" calcext:value-type="string">
            <text:p>| 3 | 685 | 712 | 3,495,289 | 5,888,042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680" calcext:value-type="float">
            <text:p>680</text:p>
          </table:table-cell>
          <table:table-cell office:value-type="float" office:value="3498089" calcext:value-type="float">
            <text:p>3498089</text:p>
          </table:table-cell>
          <table:table-cell office:value-type="float" office:value="5891752" calcext:value-type="float">
            <text:p>5891752</text:p>
          </table:table-cell>
          <table:table-cell/>
          <table:table-cell table:formula="of:=CONCATENATE(&quot;| &quot;;TEXT([.B8];&quot;#,#0&quot;);&quot; | &quot;;TEXT([.C8];&quot;#,#0&quot;);&quot; | &quot;;TEXT([.D8];&quot;#,#0&quot;);&quot; | &quot;;TEXT([.E8];&quot;#,#0&quot;);&quot; | &quot;;TEXT([.F8];&quot;#,#0&quot;);&quot; |&quot;)" office:value-type="string" office:string-value="| 4 | 580 | 680 | 3,498,089 | 5,891,752 |" calcext:value-type="string">
            <text:p>| 4 | 580 | 680 | 3,498,089 | 5,891,752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701" calcext:value-type="float">
            <text:p>701</text:p>
          </table:table-cell>
          <table:table-cell office:value-type="float" office:value="3501059" calcext:value-type="float">
            <text:p>3501059</text:p>
          </table:table-cell>
          <table:table-cell office:value-type="float" office:value="5894870" calcext:value-type="float">
            <text:p>5894870</text:p>
          </table:table-cell>
          <table:table-cell/>
          <table:table-cell table:formula="of:=CONCATENATE(&quot;| &quot;;TEXT([.B9];&quot;#,#0&quot;);&quot; | &quot;;TEXT([.C9];&quot;#,#0&quot;);&quot; | &quot;;TEXT([.D9];&quot;#,#0&quot;);&quot; | &quot;;TEXT([.E9];&quot;#,#0&quot;);&quot; | &quot;;TEXT([.F9];&quot;#,#0&quot;);&quot; |&quot;)" office:value-type="string" office:string-value="| 5 | 575 | 701 | 3,501,059 | 5,894,870 |" calcext:value-type="string">
            <text:p>| 5 | 575 | 701 | 3,501,059 | 5,894,870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9" calcext:value-type="float">
            <text:p>569</text:p>
          </table:table-cell>
          <table:table-cell office:value-type="float" office:value="666" calcext:value-type="float">
            <text:p>666</text:p>
          </table:table-cell>
          <table:table-cell office:value-type="float" office:value="3503439" calcext:value-type="float">
            <text:p>3503439</text:p>
          </table:table-cell>
          <table:table-cell office:value-type="float" office:value="5898473" calcext:value-type="float">
            <text:p>5898473</text:p>
          </table:table-cell>
          <table:table-cell/>
          <table:table-cell table:formula="of:=CONCATENATE(&quot;| &quot;;TEXT([.B10];&quot;#,#0&quot;);&quot; | &quot;;TEXT([.C10];&quot;#,#0&quot;);&quot; | &quot;;TEXT([.D10];&quot;#,#0&quot;);&quot; | &quot;;TEXT([.E10];&quot;#,#0&quot;);&quot; | &quot;;TEXT([.F10];&quot;#,#0&quot;);&quot; |&quot;)" office:value-type="string" office:string-value="| 6 | 569 | 666 | 3,503,439 | 5,898,473 |" calcext:value-type="string">
            <text:p>| 6 | 569 | 666 | 3,503,439 | 5,898,473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float" office:value="664" calcext:value-type="float">
            <text:p>664</text:p>
          </table:table-cell>
          <table:table-cell office:value-type="float" office:value="3506779" calcext:value-type="float">
            <text:p>3506779</text:p>
          </table:table-cell>
          <table:table-cell office:value-type="float" office:value="5902100" calcext:value-type="float">
            <text:p>5902100</text:p>
          </table:table-cell>
          <table:table-cell/>
          <table:table-cell table:formula="of:=CONCATENATE(&quot;| &quot;;TEXT([.B11];&quot;#,#0&quot;);&quot; | &quot;;TEXT([.C11];&quot;#,#0&quot;);&quot; | &quot;;TEXT([.D11];&quot;#,#0&quot;);&quot; | &quot;;TEXT([.E11];&quot;#,#0&quot;);&quot; | &quot;;TEXT([.F11];&quot;#,#0&quot;);&quot; |&quot;)" office:value-type="string" office:string-value="| 7 | 567 | 664 | 3,506,779 | 5,902,100 |" calcext:value-type="string">
            <text:p>| 7 | 567 | 664 | 3,506,779 | 5,902,100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 office:value-type="float" office:value="661" calcext:value-type="float">
            <text:p>661</text:p>
          </table:table-cell>
          <table:table-cell office:value-type="float" office:value="3509639" calcext:value-type="float">
            <text:p>3509639</text:p>
          </table:table-cell>
          <table:table-cell office:value-type="float" office:value="5905703" calcext:value-type="float">
            <text:p>5905703</text:p>
          </table:table-cell>
          <table:table-cell/>
          <table:table-cell table:formula="of:=CONCATENATE(&quot;| &quot;;TEXT([.B12];&quot;#,#0&quot;);&quot; | &quot;;TEXT([.C12];&quot;#,#0&quot;);&quot; | &quot;;TEXT([.D12];&quot;#,#0&quot;);&quot; | &quot;;TEXT([.E12];&quot;#,#0&quot;);&quot; | &quot;;TEXT([.F12];&quot;#,#0&quot;);&quot; |&quot;)" office:value-type="string" office:string-value="| 8 | 574 | 661 | 3,509,639 | 5,905,703 |" calcext:value-type="string">
            <text:p>| 8 | 574 | 661 | 3,509,639 | 5,905,703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658" calcext:value-type="float">
            <text:p>658</text:p>
          </table:table-cell>
          <table:table-cell office:value-type="float" office:value="3512499" calcext:value-type="float">
            <text:p>3512499</text:p>
          </table:table-cell>
          <table:table-cell office:value-type="float" office:value="5909294" calcext:value-type="float">
            <text:p>5909294</text:p>
          </table:table-cell>
          <table:table-cell/>
          <table:table-cell table:formula="of:=CONCATENATE(&quot;| &quot;;TEXT([.B13];&quot;#,#0&quot;);&quot; | &quot;;TEXT([.C13];&quot;#,#0&quot;);&quot; | &quot;;TEXT([.D13];&quot;#,#0&quot;);&quot; | &quot;;TEXT([.E13];&quot;#,#0&quot;);&quot; | &quot;;TEXT([.F13];&quot;#,#0&quot;);&quot; |&quot;)" office:value-type="string" office:string-value="| 9 | 572 | 658 | 3,512,499 | 5,909,294 |" calcext:value-type="string">
            <text:p>| 9 | 572 | 658 | 3,512,499 | 5,909,294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657" calcext:value-type="float">
            <text:p>657</text:p>
          </table:table-cell>
          <table:table-cell office:value-type="float" office:value="3515359" calcext:value-type="float">
            <text:p>3515359</text:p>
          </table:table-cell>
          <table:table-cell office:value-type="float" office:value="5912853" calcext:value-type="float">
            <text:p>5912853</text:p>
          </table:table-cell>
          <table:table-cell/>
          <table:table-cell table:formula="of:=CONCATENATE(&quot;| &quot;;TEXT([.B14];&quot;#,#0&quot;);&quot; | &quot;;TEXT([.C14];&quot;#,#0&quot;);&quot; | &quot;;TEXT([.D14];&quot;#,#0&quot;);&quot; | &quot;;TEXT([.E14];&quot;#,#0&quot;);&quot; | &quot;;TEXT([.F14];&quot;#,#0&quot;);&quot; |&quot;)" office:value-type="string" office:string-value="| 10 | 557 | 657 | 3,515,359 | 5,912,853 |" calcext:value-type="string">
            <text:p>| 10 | 557 | 657 | 3,515,359 | 5,912,853 |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formula="of:=AVERAGE([.C5:.C14])" office:value-type="float" office:value="669.8" calcext:value-type="float">
            <text:p>669.8</text:p>
          </table:table-cell>
          <table:table-cell table:formula="of:=AVERAGE([.D5:.D14])" office:value-type="float" office:value="813.1" calcext:value-type="float">
            <text:p>813.1</text:p>
          </table:table-cell>
          <table:table-cell table:formula="of:=AVERAGE([.E5:.E14])" office:value-type="float" office:value="3502102.4" calcext:value-type="float">
            <text:p>3502102.4</text:p>
          </table:table-cell>
          <table:table-cell table:formula="of:=AVERAGE([.F5:.F14])" office:value-type="float" office:value="5904082.4" calcext:value-type="float">
            <text:p>5904082.4</text:p>
          </table:table-cell>
          <table:table-cell/>
          <table:table-cell table:formula="of:=CONCATENATE(&quot;| &quot;;TEXT([.B15];&quot;#,#0&quot;);&quot; | &quot;;TEXT([.C15];&quot;#,#0&quot;);&quot; | &quot;;TEXT([.D15];&quot;#,#0&quot;);&quot; | &quot;;TEXT([.E15];&quot;#,#0&quot;);&quot; | &quot;;TEXT([.F15];&quot;#,#0&quot;);&quot; |&quot;)" office:value-type="string" office:string-value="| Average | 670 | 813 | 3,502,102 | 5,904,082 |" calcext:value-type="string">
            <text:p>| Average | 670 | 813 | 3,502,102 | 5,904,082 |</text:p>
          </table:table-cell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MAX([.C5:.C15])" office:value-type="float" office:value="1384" calcext:value-type="float">
            <text:p>1384</text:p>
          </table:table-cell>
          <table:table-cell table:formula="of:=MAX([.D5:.D15])" office:value-type="float" office:value="1951" calcext:value-type="float">
            <text:p>1951</text:p>
          </table:table-cell>
          <table:table-cell table:formula="of:=MAX([.E5:.E15])" office:value-type="float" office:value="3515359" calcext:value-type="float">
            <text:p>3515359</text:p>
          </table:table-cell>
          <table:table-cell table:formula="of:=MAX([.F5:.F15])" office:value-type="float" office:value="5957822" calcext:value-type="float">
            <text:p>5957822</text:p>
          </table:table-cell>
          <table:table-cell/>
          <table:table-cell table:formula="of:=CONCATENATE(&quot;| &quot;;TEXT([.B16];&quot;#,#0&quot;);&quot; | &quot;;TEXT([.C16];&quot;#,#0&quot;);&quot; | &quot;;TEXT([.D16];&quot;#,#0&quot;);&quot; | &quot;;TEXT([.E16];&quot;#,#0&quot;);&quot; | &quot;;TEXT([.F16];&quot;#,#0&quot;);&quot; |&quot;)" office:value-type="string" office:string-value="| Max | 1,384 | 1,951 | 3,515,359 | 5,957,822 |" calcext:value-type="string">
            <text:p>| Max | 1,384 | 1,951 | 3,515,359 | 5,957,822 |</text:p>
          </table:table-cell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MIN([.C5:.C14])" office:value-type="float" office:value="557" calcext:value-type="float">
            <text:p>557</text:p>
          </table:table-cell>
          <table:table-cell table:formula="of:=MIN([.D5:.D14])" office:value-type="float" office:value="657" calcext:value-type="float">
            <text:p>657</text:p>
          </table:table-cell>
          <table:table-cell table:formula="of:=MIN([.E5:.E14])" office:value-type="float" office:value="3486585" calcext:value-type="float">
            <text:p>3486585</text:p>
          </table:table-cell>
          <table:table-cell table:formula="of:=MIN([.F5:.F14])" office:value-type="float" office:value="5879915" calcext:value-type="float">
            <text:p>5879915</text:p>
          </table:table-cell>
          <table:table-cell/>
          <table:table-cell table:formula="of:=CONCATENATE(&quot;| &quot;;TEXT([.B17];&quot;#,#0&quot;);&quot; | &quot;;TEXT([.C17];&quot;#,#0&quot;);&quot; | &quot;;TEXT([.D17];&quot;#,#0&quot;);&quot; | &quot;;TEXT([.E17];&quot;#,#0&quot;);&quot; | &quot;;TEXT([.F17];&quot;#,#0&quot;);&quot; |&quot;)" office:value-type="string" office:string-value="| Min | 557 | 657 | 3,486,585 | 5,879,915 |" calcext:value-type="string">
            <text:p>| Min | 557 | 657 | 3,486,585 | 5,879,915 |</text:p>
          </table:table-cell>
        </table:table-row>
        <table:table-row table:style-name="ro1">
          <table:table-cell table:number-columns-repeated="7"/>
          <table:table-cell table:formula="of:=CONCATENATE(&quot;| &quot;;[.B18];&quot; | &quot;;[.C18];&quot; | &quot;;[.D18];&quot; | &quot;;[.E18];&quot; | &quot;;[.F18];&quot; |&quot;)" office:value-type="string" office:string-value="|  |  |  |  |  |" calcext:value-type="string">
            <text:p>| <text:s/>| <text:s/>| <text:s/>| <text:s/>| <text:s/>|</text:p>
          </table:table-cell>
        </table:table-row>
        <table:table-row table:style-name="ro2">
          <table:table-cell/>
          <table:table-cell office:value-type="string" calcext:value-type="string">
            <text:p>Originalとの比較</text:p>
          </table:table-cell>
          <table:table-cell table:number-columns-repeated="5"/>
          <table:table-cell table:formula="of:=CONCATENATE(&quot;| &quot;;[.B19];&quot; | &quot;;[.C19];&quot; | &quot;;[.D19];&quot; | &quot;;[.E19];&quot; | &quot;;[.F19];&quot; |&quot;)" office:value-type="string" office:string-value="| Originalとの比較 |  |  |  |  |" calcext:value-type="string">
            <text:p>| Originalとの比較 | <text:s/>| <text:s/>| <text:s/>| <text:s/>|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/>
          <table:table-cell table:style-name="ce4" table:formula="of:=[.D15]/[.$C15]" office:value-type="float" office:value="1.21394446103314" calcext:value-type="float">
            <text:p>1.21</text:p>
          </table:table-cell>
          <table:table-cell/>
          <table:table-cell table:style-name="ce4" table:formula="of:=[.F15]/[.$E15]" office:value-type="float" office:value="1.68586800888518" calcext:value-type="float">
            <text:p>1.69</text:p>
          </table:table-cell>
          <table:table-cell/>
          <table:table-cell table:formula="of:=CONCATENATE(&quot;| &quot;;[.B20];&quot; | &quot;;[.C20];&quot; | &quot;;TEXT([.D20];&quot;0.00&quot;);&quot; | &quot;;[.E20];&quot; | &quot;;TEXT([.F20];&quot;0.00&quot;);&quot; |&quot;)" office:value-type="string" office:string-value="| Average |  | 1.21 |  | 1.69 |" calcext:value-type="string">
            <text:p>| Average | <text:s/>| 1.21 | <text:s/>| 1.69 |</text:p>
          </table:table-cell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/>
          <table:table-cell table:style-name="ce4" table:formula="of:=[.D16]/[.$C16]" office:value-type="float" office:value="1.40968208092486" calcext:value-type="float">
            <text:p>1.41</text:p>
          </table:table-cell>
          <table:table-cell/>
          <table:table-cell table:style-name="ce4" table:formula="of:=[.F16]/[.$E16]" office:value-type="float" office:value="1.6947976010416" calcext:value-type="float">
            <text:p>1.69</text:p>
          </table:table-cell>
          <table:table-cell/>
          <table:table-cell table:formula="of:=CONCATENATE(&quot;| &quot;;[.B21];&quot; | &quot;;[.C21];&quot; | &quot;;TEXT([.D21];&quot;0.00&quot;);&quot; | &quot;;[.E21];&quot; | &quot;;TEXT([.F21];&quot;0.00&quot;);&quot; |&quot;)" office:value-type="string" office:string-value="| Max |  | 1.41 |  | 1.69 |" calcext:value-type="string">
            <text:p>| Max | <text:s/>| 1.41 | <text:s/>| 1.69 |</text:p>
          </table:table-cell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/>
          <table:table-cell table:style-name="ce4" table:formula="of:=[.D17]/[.$C17]" office:value-type="float" office:value="1.17953321364452" calcext:value-type="float">
            <text:p>1.18</text:p>
          </table:table-cell>
          <table:table-cell/>
          <table:table-cell table:style-name="ce4" table:formula="of:=[.F17]/[.$E17]" office:value-type="float" office:value="1.68643959633854" calcext:value-type="float">
            <text:p>1.69</text:p>
          </table:table-cell>
          <table:table-cell/>
          <table:table-cell table:formula="of:=CONCATENATE(&quot;| &quot;;[.B22];&quot; | &quot;;[.C22];&quot; | &quot;;TEXT([.D22];&quot;0.00&quot;);&quot; | &quot;;[.E22];&quot; | &quot;;TEXT([.F22];&quot;0.00&quot;);&quot; |&quot;)" office:value-type="string" office:string-value="| Min |  | 1.18 |  | 1.69 |" calcext:value-type="string">
            <text:p>| Min | <text:s/>| 1.18 | <text:s/>| 1.69 |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00/00/00</text:date>, <text:time style:data-style-name="N2" text:time-value="22:00:07.33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0-22T22:28:37.107000000</dc:date>
    <meta:editing-duration>PT1H26S</meta:editing-duration>
    <meta:editing-cycles>27</meta:editing-cycles>
    <meta:generator>LibreOffice/5.1.5.2$Windows_x86 LibreOffice_project/7a864d8825610a8c07cfc3bc01dd4fce6a9447e5</meta:generator>
    <meta:document-statistic meta:table-count="1" meta:cell-count="107" meta:object-count="0"/>
  </office:meta>
</office:document-meta>
</file>